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7E100000350680A0E4E.svm"/>
  <manifest:file-entry manifest:media-type="" manifest:full-path="Pictures/200000070000798C000019F287F6A672.svm"/>
  <manifest:file-entry manifest:media-type="" manifest:full-path="Pictures/200000070000758400003CFBD20D5CAC.svm"/>
  <manifest:file-entry manifest:media-type="" manifest:full-path="Pictures/200000070000503500000A57B529FD70.svm"/>
  <manifest:file-entry manifest:media-type="" manifest:full-path="Pictures/2000000700006128000043991C46DF78.svm"/>
  <manifest:file-entry manifest:media-type="" manifest:full-path="Pictures/2000000700001830000012EBFF3EBD5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font-name="Courier New" fo:font-size="13pt" style:text-underline-style="none"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3">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18</text:p>
      <text:p text:style-name="P1">Routing basics</text:p>
      <text:p text:style-name="P1"/>
      <text:p text:style-name="P3"/>
      <text:p text:style-name="P3">Reprenons le schéma de CCNA Day n°6 :</text:p>
      <text:p text:style-name="P3"/>
      <text:p text:style-name="P3"><draw:frame draw:style-name="fr1" draw:name="images1" text:anchor-type="paragraph" svg:width="16.999cm" svg:height="11.827cm" draw:z-index="0"><draw:image xlink:href="Pictures/2000000700006128000043991C46DF78.svm" xlink:type="simple" xlink:show="embed" xlink:actuate="onLoad"/></draw:frame><draw:frame text:anchor-type="paragraph" draw:z-index="2" draw:style-name="gr1" svg:width="1.086cm" svg:height="0.689cm" svg:x="16.339cm" svg:y="7.624cm"><draw:text-box><text:p>F0/0</text:p></draw:text-box></draw:frame><draw:frame text:anchor-type="paragraph" draw:z-index="3" draw:style-name="gr2" svg:width="1.191cm" svg:height="0.556cm" svg:x="16.418cm" svg:y="5.824cm"><draw:text-box><text:p>F0/1</text:p></draw:text-box></draw:frame></text:p>
      <text:p text:style-name="P3"/>
      <text:p text:style-name="P3">On a ajouté des <text:span text:style-name="T1">interfaces </text:span>au routeur (F0/0 – F0/1 – F0/2 – F0/3), qui représentent simplement l'ensemble des ports connectés à un même réseau. Ainsi, l'interface F0/0 est connecté au réseau 10.1.1.0, l'interface F0/1 au réseau 20.1.1.0 etc...</text:p>
      <text:p text:style-name="P3"/>
      <text:p text:style-name="P3">Si on se souvient de l'histoire du Day 6, on a un paquet qui part de 10.1.1.10, à destination de 30.1.1.10. On a dit que, lorsque ce paquet arrive au routeur 10.1.1.1, ce dernier sait grâce à sa routing table qu'il doit envoyer ce paquet au routeur 20.1.1.2 par le biais de l'interface F0/1. Mais comment est-ce que cela fonctionne précisément ? Comment le sait-il ?</text:p>
      <text:p text:style-name="P3"/>
      <text:p text:style-name="P3">Le routeur en haut sur le schéma (10.1.1.1) a en réalité la routing table suivante :</text:p>
      <text:p text:style-name="P3"><draw:frame draw:style-name="fr2" draw:name="images2" text:anchor-type="paragraph" svg:x="6.258cm" svg:y="0.275cm" svg:width="5.313cm" svg:height="4.156cm" draw:z-index="1"><draw:image xlink:href="Pictures/2000000700001830000012EBFF3EBD51.svm" xlink:type="simple" xlink:show="embed" xlink:actuate="onLoad"/></draw:frame></text:p>
      <text:p text:style-name="P3"><text:soft-page-break/></text:p>
      <text:p text:style-name="P3">Ce routeur sait bien qu'il doit envoyer les données à destination du réseau 10.1.1.0 /24 par F0/0, car il est directement connecté à ce réseau, donc s'il reçoit des données à cette destination, il les enverra par cette interface. De même pour le réseau 20.1.1.0 /24, il sait que cela devra passer par F0/1, car cette interface est directement connectée à ce réseau.</text:p>
      <text:p text:style-name="P3"/>
      <text:p text:style-name="P3">Imaginons que F0/2 soit directement connectée à 40.1.1.0 /24 et F0/3 à 50.1.1.0 /24. Donc ces deux entrées de la routing table d'expliquent également.</text:p>
      <text:p text:style-name="P3"/>
      <text:p text:style-name="P3">Mais comment sait-il que les données à destination du réseau 30.1.1.0 /24 doivent passer par F0/1 ? Le réseau d'y est pas directement attaché, il ne semble pas avoir moyen de le savoir. Les <text:span text:style-name="T1">routing protocols </text:span>sont précisément des moyens d'obtenir ces informations et de savoir quelles routes les paquets doivent prendre pour atteindre leurs destinations.</text:p>
      <text:p text:style-name="P3"/>
      <text:p text:style-name="P3"/>
      <text:p text:style-name="P2">Static routing</text:p>
      <text:p text:style-name="P3"/>
      <text:p text:style-name="P3">Un premier moyen, et peut-être évident de faire en sortes que notre routeur du haut sache qu'il doit envoyer les données à destination du réseau 30.1.1.0 /24 par l'interface F0/1 est simplement de le configurer pour cela. En d'autres termes, on entre cette ligne à la main :</text:p>
      <text:p text:style-name="P3"/>
      <text:p text:style-name="P3"><draw:frame draw:style-name="fr3" draw:name="images3" text:anchor-type="paragraph" svg:width="6.114cm" svg:height="0.848cm" draw:z-index="4"><draw:image xlink:href="Pictures/20000007000017E100000350680A0E4E.svm" xlink:type="simple" xlink:show="embed" xlink:actuate="onLoad"/></draw:frame></text:p>
      <text:p text:style-name="P3">Le routeur recevra son paquet pour 30.1.1.10, regardera sa routing table, s'apercevra qu'il doit l'envoyer par l'interface F0/1, l'enverra donc au routeur 20.1.1.2 à la MAC address CCCC, ce dernier regardera sa routing table pour s'apercevoir qu'il doit envoyer les données via F0/0 car cette interface est directement connectée au réseau 30.1.1.0 /24, et il les enverra à l'ordinateur de destination par son adresse MAC.</text:p>
      <text:p text:style-name="P3"/>
      <text:p text:style-name="P3">Mais attention, il faudra que le routeur en bas à droite (30.1.1.1) ait également dans sa routing table la ligne suivante, entrée de manière statique :</text:p>
      <text:p text:style-name="P3"/>
      <text:p text:style-name="P4">10.1.1.0 /24 via F0/1</text:p>
      <text:p text:style-name="P4"/>
      <text:p text:style-name="P5">Sinon l'ordinateur 30.1.1.10 ne pourra pas répondre à 10.1.1.10. Une telle manoeuvre consistant à entrer manuellement les routes à prendre pour chaque réseau dans chacun des routeurs semble raisonnable avec 2 routeurs, mais plus le nombre de routeurs augmentent, plus cela peut s'avérer compliqué et laborieux, voire impossible. Comme on le voit dans le schéma ci-dessous, avec 3 routeurs, le routes statiques à ajouter se multiplient :</text:p>
      <text:p text:style-name="P5"/>
      <text:p text:style-name="P5"><draw:frame draw:style-name="fr4" draw:name="images4" text:anchor-type="paragraph" svg:width="20.967cm" svg:height="4.473cm" draw:z-index="5"><draw:image xlink:href="Pictures/200000070000798C000019F287F6A672.svm" xlink:type="simple" xlink:show="embed" xlink:actuate="onLoad"/></draw:frame></text:p>
      <text:p text:style-name="P5"/>
      <text:p text:style-name="P5"><text:soft-page-break/>Un autre inconvénient est que si l'on rajoute une nouvelle route (un nouveau cable) entre deux routeurs (ici en vert, entre le routeur 1 et le routeur 3), si les routes ont été configurées de manière statique, les données continueront d'emprunter l'ancienne route, désormais plus longue.</text:p>
      <text:p text:style-name="P5"/>
      <text:p text:style-name="P5"/>
      <text:p text:style-name="P5"/>
      <text:p text:style-name="P6">Dynamic routing protocols</text:p>
      <text:p text:style-name="P5"/>
      <text:p text:style-name="P5">Les protocoles dynamiques permettent d'obtenir les routes par lesquelles doivent transiter les paquets de manière automatisée. Il y a deux grandes catégories de routing protocols :</text:p>
      <text:p text:style-name="P5"/>
      <text:p text:style-name="P5"><text:span text:style-name="T1">Les Internal Gateway Protocols (IGP) </text:span>: ces protocoles servent à relier des routeurs fonctionnant au sein d'un même groupe de réseaux (par exemple je suis une organisation, j'ai 5 routeurs reliant différents réseaux qui m'appartiennent, j'utilise un IGP).</text:p>
      <text:p text:style-name="P5"/>
      <text:p text:style-name="P5"><text:span text:style-name="T1">Les External Gateway Protocols (EGP) </text:span>: ces protocoles visent à configurer les routeurs opérant au sein du réseau internet. Les ISP typiquement utilisent des EGP.</text:p>
      <text:p text:style-name="P5"/>
      <text:p text:style-name="P5"/>
      <text:p text:style-name="P5">&gt; <text:span text:style-name="T2">Différents types d'IGP</text:span> :</text:p>
      <text:p text:style-name="P5"/>
      <text:list xml:id="list8528996501956361737" text:style-name="L1">
        <text:list-item>
          <text:p text:style-name="P8">RIP (one of the most simple, and common routing protocol)</text:p>
        </text:list-item>
        <text:list-item>
          <text:p text:style-name="P8">OSPF</text:p>
        </text:list-item>
        <text:list-item>
          <text:p text:style-name="P8">EIGRP (Cisco specific)</text:p>
        </text:list-item>
      </text:list>
      <text:p text:style-name="P5"/>
      <text:p text:style-name="P5"/>
      <text:p text:style-name="P5">&gt; <text:span text:style-name="T2">Différents types d'EGP</text:span> :</text:p>
      <text:p text:style-name="P5"/>
      <text:list xml:id="list7083216325883982090" text:style-name="L2">
        <text:list-item>
          <text:p text:style-name="P9">BGP</text:p>
        </text:list-item>
        <text:list-item>
          <text:p text:style-name="P9">EGP</text:p>
        </text:list-item>
      </text:list>
      <text:p text:style-name="P5"/>
      <text:p text:style-name="P5"/>
      <text:p text:style-name="P5"/>
      <text:p text:style-name="P6">Distance vector vs. Link state protocols</text:p>
      <text:p text:style-name="P5"/>
      <text:p text:style-name="P5">Parmi ces protocoles, on en distingue globalement deux types : les distance vector protocols, contre les link state protocols.</text:p>
      <text:p text:style-name="P5"/>
      <text:p text:style-name="P5">Les distance vector routing protocols ne se préoccupent que du nombre de sauts (<text:span text:style-name="T2">hop</text:span><text:span text:style-name="T3">) entre la source et la destination : ils choisissent la route qui minimise le nombre de sauts nécessaires pour atteindre cette destination, c'est tout, peu importe la vitesse de la connexion. Ainsi, si j'ai configuré mes 4 routeurs avec RIP, un distance vector protocol, les données transitant d'un réseau directement rattaché à R1 à un réseau directement rattaché à R2 passeront par la connexion du haut, à 128kb/s, car la routing table sera automatiquement configurée pour indiquer ce chemin.</text:span></text:p>
      <text:p text:style-name="P10"/>
      <text:p text:style-name="P10">Au contraire, les Link State routing protocols étudient la vitesse de chaque lien du réseau, et configurent dans la routing table non pas la route avec le moins de sauts, mais la route la plus rapide en termes de vitesse de connexion. Ainsi, si j'ai configuré mes routeurs avec OSPF, un link state protocol, les données transitant d'un réseau directement rattaché à R1 à un réseau directement rattaché à R2 passeront par R2, puis R3, avant d'atteindre R4.</text:p>
      <text:p text:style-name="P10"/>
      <text:p text:style-name="P10">EIGRP est un protocole hybride entre distance vector et link state.</text:p>
      <text:p text:style-name="P10"><draw:frame draw:style-name="fr5" draw:name="images5" text:anchor-type="paragraph" svg:width="16.999cm" svg:height="8.819cm" draw:z-index="6"><draw:image xlink:href="Pictures/200000070000758400003CFBD20D5CAC.svm" xlink:type="simple" xlink:show="embed" xlink:actuate="onLoad"/></draw:frame><text:soft-page-break/></text:p>
      <text:p text:style-name="P10"/>
      <text:p text:style-name="P12">RIP Basics</text:p>
      <text:p text:style-name="P10"/>
      <text:p text:style-name="P10">Je vais juste décrire rapidement ici comment le protocole de routing RIP fonctionne, puisque c'est le plus commun, et pour avoir une idée de comment un protocole de routing fonctionne. Pour plus de détails sur RIP, et sur les autres protocoles, voire les vidéos CCNA.</text:p>
      <text:p text:style-name="P10"/>
      <text:p text:style-name="P5"><text:span text:style-name="T3">De manière basique, le protocole RIP est un "</text:span><text:span text:style-name="T2">gossip protocol</text:span><text:span text:style-name="T3">". Reprenons un schéma similaire à celui ci-dessus :</text:span></text:p>
      <text:p text:style-name="P10"><draw:frame text:anchor-type="paragraph" draw:z-index="8" draw:style-name="gr3" draw:text-style-name="P13" svg:width="2.329cm" svg:height="0.609cm" svg:x="6.851cm" svg:y="0.259cm"><draw:text-box><text:p><text:span text:style-name="T1">50.1.1.0 /24</text:span></text:p></draw:text-box></draw:frame></text:p>
      <text:p text:style-name="P10"><draw:frame draw:style-name="fr4" draw:name="images6" text:anchor-type="paragraph" svg:width="19.999cm" svg:height="2.577cm" draw:z-index="7"><draw:image xlink:href="Pictures/200000070000503500000A57B529FD70.svm" xlink:type="simple" xlink:show="embed" xlink:actuate="onLoad"/></draw:frame></text:p>
      <text:p text:style-name="P10">Considérons que le path en vert n'existe pas pour l'instant. Le protocole RIP fonctionne de la manière suivante.</text:p>
      <text:p text:style-name="P10"/>
      <text:p text:style-name="P10">R1 va dire à R2 qu'il est directement rattaché aux réseaux 10.1.1.0 /24, et 20.1.1.0 /24.</text:p>
      <text:p text:style-name="P10">R2 va dire à R3 qu'il est lui-même rattaché à 20.1.1.0 /24 et 30.1.1.0 /24, mais aussi que R1 est rattaché à <text:s/>10.1.1.0 /24, et 20.1.1.0 /24.</text:p>
      <text:p text:style-name="P10"/>
      <text:p text:style-name="P10">Considérons maintenant que R3 reçoive un paquet du réseau 40.x à destination du réseau 10.x.</text:p>
      <text:list xml:id="list9213638142069506360" text:style-name="L3">
        <text:list-item>
          <text:p text:style-name="P11">R3 sait qu'il est rattaché au réseau 30.x.</text:p>
        </text:list-item>
        <text:list-item>
          <text:p text:style-name="P11">Il sait également que R2 est rattaché à 30.x et 20.x.</text:p>
        </text:list-item>
        <text:list-item>
          <text:p text:style-name="P11">Il sait également que R1 est rattaché à 20.x et 10.x.</text:p>
        </text:list-item>
      </text:list>
      <text:p text:style-name="P10"/>
      <text:p text:style-name="P10">R3 sait donc qu'il peut envoyer le paquet à R2, qui pourra l'envoyer à R1, qui pourra le transmettre au réseau souhaité. Mission complete.</text:p>
      <text:p text:style-name="P10"/>
      <text:p text:style-name="P5"><text:span text:style-name="T3">Ces informations sur ce que savent les routeurs, transmises à chaque autre routeur, sont sans arrêt mises à jour. Imaginons que le chemin vert soit créé à un moment donné. R1 update ses données, il </text:span><text:soft-page-break/><text:span text:style-name="T3">est rattaché à 10.x et 50.x, il le dit à R3. R3 update également ses données, et voit donc qu'il peut envoyer directement les données à R1 (RIP est un protocole qui minimise les sauts, rappelons-nous). Les données prendront désormais le chemin v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6M48S</meta:editing-duration>
    <meta:editing-cycles>5</meta:editing-cycles>
    <meta:generator>OpenOffice/4.1.5$Win32 OpenOffice.org_project/415m1$Build-9789</meta:generator>
    <dc:date>2020-11-30T22:35:54.46</dc:date>
    <meta:document-statistic meta:table-count="0" meta:image-count="6" meta:object-count="0" meta:page-count="5" meta:paragraph-count="44" meta:word-count="1141" meta:character-count="6817"/>
    <meta:user-defined meta:name="Info 1"/>
    <meta:user-defined meta:name="Info 2"/>
    <meta:user-defined meta:name="Info 3"/>
    <meta:user-defined meta:name="Info 4"/>
  </office:meta>
</office:document-meta>
</file>